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3_3" table:style-name="ta1">
        <table:shapes>
          <draw:frame draw:z-index="0" draw:style-name="gr1" draw:text-style-name="P1" svg:width="159.88mm" svg:height="90.05mm" svg:x="91.63mm" svg:y="53.92mm">
            <loext:p draw:notify-on-update-of-ranges="53_3.B1:53_3.B1 53_3.B2:53_3.B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0.988" calcext:value-type="float">
            <text:p>0.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3</text:p>
          </table:table-cell>
          <table:table-cell office:value-type="float" office:value="0.98775" calcext:value-type="float">
            <text:p>0.98775</text:p>
          </table:table-cell>
          <table:table-cell/>
          <table:table-cell office:value-type="string" calcext:value-type="string">
            <text:p>情況同53_2</text:p>
          </table:table-cell>
        </table:table-row>
        <table:table-row table:style-name="ro1">
          <table:table-cell office:value-type="string" calcext:value-type="string">
            <text:p>2012/1/4</text:p>
          </table:table-cell>
          <table:table-cell office:value-type="float" office:value="0.99525" calcext:value-type="float">
            <text:p>0.99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5</text:p>
          </table:table-cell>
          <table:table-cell office:value-type="float" office:value="0.99825" calcext:value-type="float">
            <text:p>0.99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0.97845" calcext:value-type="float">
            <text:p>0.97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0.9782" calcext:value-type="float">
            <text:p>0.9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1.0092" calcext:value-type="float">
            <text:p>1.0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11</text:p>
          </table:table-cell>
          <table:table-cell office:value-type="float" office:value="1.0257" calcext:value-type="float">
            <text:p>1.0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1.0317" calcext:value-type="float">
            <text:p>1.0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13</text:p>
          </table:table-cell>
          <table:table-cell office:value-type="float" office:value="1.0377" calcext:value-type="float">
            <text:p>1.0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1.01675" calcext:value-type="float">
            <text:p>1.01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1.01175" calcext:value-type="float">
            <text:p>1.0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1.0115" calcext:value-type="float">
            <text:p>1.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1.02295" calcext:value-type="float">
            <text:p>1.0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1.03325" calcext:value-type="float">
            <text:p>1.03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1.033" calcext:value-type="float">
            <text:p>1.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2</text:p>
          </table:table-cell>
          <table:table-cell office:value-type="float" office:value="1.05455" calcext:value-type="float">
            <text:p>1.0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1.06455" calcext:value-type="float">
            <text:p>1.06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1.08025" calcext:value-type="float">
            <text:p>1.08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1.0717" calcext:value-type="float">
            <text:p>1.0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7</text:p>
          </table:table-cell>
          <table:table-cell office:value-type="float" office:value="1.07145" calcext:value-type="float">
            <text:p>1.07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1.10925" calcext:value-type="float">
            <text:p>1.10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9</text:p>
          </table:table-cell>
          <table:table-cell office:value-type="float" office:value="1.102" calcext:value-type="float">
            <text:p>1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1.0945" calcext:value-type="float">
            <text:p>1.0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13</text:p>
          </table:table-cell>
          <table:table-cell office:value-type="float" office:value="1.09425" calcext:value-type="float">
            <text:p>1.09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1.0804" calcext:value-type="float">
            <text:p>1.0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1.0994" calcext:value-type="float">
            <text:p>1.0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1.09315" calcext:value-type="float">
            <text:p>1.09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1.08635" calcext:value-type="float">
            <text:p>1.08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1.07985" calcext:value-type="float">
            <text:p>1.07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1.0741" calcext:value-type="float">
            <text:p>1.0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.09265" calcext:value-type="float">
            <text:p>1.0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.0924" calcext:value-type="float">
            <text:p>1.0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1.0792" calcext:value-type="float">
            <text:p>1.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1.0937" calcext:value-type="float">
            <text:p>1.0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1.09345" calcext:value-type="float">
            <text:p>1.09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1.0877" calcext:value-type="float">
            <text:p>1.0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1.08745" calcext:value-type="float">
            <text:p>1.08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1.0704" calcext:value-type="float">
            <text:p>1.0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1.06175" calcext:value-type="float">
            <text:p>1.06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.0615" calcext:value-type="float">
            <text:p>1.0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.07465" calcext:value-type="float">
            <text:p>1.07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.0744" calcext:value-type="float">
            <text:p>1.0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.0594" calcext:value-type="float">
            <text:p>1.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1.0763" calcext:value-type="float">
            <text:p>1.0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1.08825" calcext:value-type="float">
            <text:p>1.08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1.08025" calcext:value-type="float">
            <text:p>1.08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1.07225" calcext:value-type="float">
            <text:p>1.07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1.06585" calcext:value-type="float">
            <text:p>1.06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1.0603" calcext:value-type="float">
            <text:p>1.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1.06005" calcext:value-type="float">
            <text:p>1.06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1.08915" calcext:value-type="float">
            <text:p>1.08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1.0889" calcext:value-type="float">
            <text:p>1.0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1.0789" calcext:value-type="float">
            <text:p>1.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1.0734" calcext:value-type="float">
            <text:p>1.0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1.08625" calcext:value-type="float">
            <text:p>1.0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1.0812" calcext:value-type="float">
            <text:p>1.0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1.0758" calcext:value-type="float">
            <text:p>1.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1.06795" calcext:value-type="float">
            <text:p>1.06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1.0606" calcext:value-type="float">
            <text:p>1.0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1.0541" calcext:value-type="float">
            <text:p>1.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1.05385" calcext:value-type="float">
            <text:p>1.0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1.039" calcext:value-type="float">
            <text:p>1.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1.0317" calcext:value-type="float">
            <text:p>1.0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1.051" calcext:value-type="float">
            <text:p>1.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.04415" calcext:value-type="float">
            <text:p>1.04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.0439" calcext:value-type="float">
            <text:p>1.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1.0449" calcext:value-type="float">
            <text:p>1.0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.0337" calcext:value-type="float">
            <text:p>1.0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.02905" calcext:value-type="float">
            <text:p>1.02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1.02405" calcext:value-type="float">
            <text:p>1.0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1.0192" calcext:value-type="float">
            <text:p>1.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1.0142" calcext:value-type="float">
            <text:p>1.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1.0227" calcext:value-type="float">
            <text:p>1.0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1.02245" calcext:value-type="float">
            <text:p>1.02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1.01415" calcext:value-type="float">
            <text:p>1.01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1.00925" calcext:value-type="float">
            <text:p>1.00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1.0045" calcext:value-type="float">
            <text:p>1.0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1.0232" calcext:value-type="float">
            <text:p>1.0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1.0173" calcext:value-type="float">
            <text:p>1.0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1.0104" calcext:value-type="float">
            <text:p>1.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1.0044" calcext:value-type="float">
            <text:p>1.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0.9974" calcext:value-type="float">
            <text:p>0.9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0.9918" calcext:value-type="float">
            <text:p>0.9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1.0102" calcext:value-type="float">
            <text:p>1.0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1.0045" calcext:value-type="float">
            <text:p>1.0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0.999" calcext:value-type="float">
            <text:p>0.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0.99225" calcext:value-type="float">
            <text:p>0.99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0.98685" calcext:value-type="float">
            <text:p>0.98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0.9866" calcext:value-type="float">
            <text:p>0.9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0.98045" calcext:value-type="float">
            <text:p>0.98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0.98095" calcext:value-type="float">
            <text:p>0.98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0.9757" calcext:value-type="float">
            <text:p>0.9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0.97025" calcext:value-type="float">
            <text:p>0.97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0.9655" calcext:value-type="float">
            <text:p>0.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0.96065" calcext:value-type="float">
            <text:p>0.96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0.9556" calcext:value-type="float">
            <text:p>0.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0.9695" calcext:value-type="float">
            <text:p>0.9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0.96525" calcext:value-type="float">
            <text:p>0.96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0.98305" calcext:value-type="float">
            <text:p>0.98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0.9766" calcext:value-type="float">
            <text:p>0.9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0.96785" calcext:value-type="float">
            <text:p>0.96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0.9676" calcext:value-type="float">
            <text:p>0.9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0.98145" calcext:value-type="float">
            <text:p>0.98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0.97445" calcext:value-type="float">
            <text:p>0.97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0.9676" calcext:value-type="float">
            <text:p>0.9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0.96735" calcext:value-type="float">
            <text:p>0.96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0.96155" calcext:value-type="float">
            <text:p>0.96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0.96545" calcext:value-type="float">
            <text:p>0.96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0.9652" calcext:value-type="float">
            <text:p>0.9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0.9991" calcext:value-type="float">
            <text:p>0.9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0.9942" calcext:value-type="float">
            <text:p>0.9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0.99065" calcext:value-type="float">
            <text:p>0.99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0.9874" calcext:value-type="float">
            <text:p>0.9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0.98265" calcext:value-type="float">
            <text:p>0.98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0.9824" calcext:value-type="float">
            <text:p>0.9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0.9721" calcext:value-type="float">
            <text:p>0.9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0.97185" calcext:value-type="float">
            <text:p>0.97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0.9801" calcext:value-type="float">
            <text:p>0.9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0.9752" calcext:value-type="float">
            <text:p>0.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0.98625" calcext:value-type="float">
            <text:p>0.9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0.98025" calcext:value-type="float">
            <text:p>0.98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0.99055" calcext:value-type="float">
            <text:p>0.99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0.99995" calcext:value-type="float">
            <text:p>0.99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0.9997" calcext:value-type="float">
            <text:p>0.9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6</text:p>
          </table:table-cell>
          <table:table-cell office:value-type="float" office:value="0.99175" calcext:value-type="float">
            <text:p>0.99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0.9915" calcext:value-type="float">
            <text:p>0.9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0.98375" calcext:value-type="float">
            <text:p>0.9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0.9835" calcext:value-type="float">
            <text:p>0.9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0.97565" calcext:value-type="float">
            <text:p>0.97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0.9754" calcext:value-type="float">
            <text:p>0.9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0.9687" calcext:value-type="float">
            <text:p>0.9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0.9781" calcext:value-type="float">
            <text:p>0.9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0.975125" calcext:value-type="float">
            <text:p>0.975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0.971125" calcext:value-type="float">
            <text:p>0.97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0.970875" calcext:value-type="float">
            <text:p>0.970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0.961825" calcext:value-type="float">
            <text:p>0.961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0.961575" calcext:value-type="float">
            <text:p>0.961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0.982575" calcext:value-type="float">
            <text:p>0.98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0.977325" calcext:value-type="float">
            <text:p>0.977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0.985075" calcext:value-type="float">
            <text:p>0.985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0.981975" calcext:value-type="float">
            <text:p>0.981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0.989125" calcext:value-type="float">
            <text:p>0.98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0.988875" calcext:value-type="float">
            <text:p>0.988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0.985375" calcext:value-type="float">
            <text:p>0.985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0.998425" calcext:value-type="float">
            <text:p>0.998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0.998175" calcext:value-type="float">
            <text:p>0.998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1.008475" calcext:value-type="float">
            <text:p>1.008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1.018325" calcext:value-type="float">
            <text:p>1.018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1.013725" calcext:value-type="float">
            <text:p>1.013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1.013475" calcext:value-type="float">
            <text:p>1.013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1.039875" calcext:value-type="float">
            <text:p>1.039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1.034675" calcext:value-type="float">
            <text:p>1.034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1.029775" calcext:value-type="float">
            <text:p>1.029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1.024275" calcext:value-type="float">
            <text:p>1.024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1.019475" calcext:value-type="float">
            <text:p>1.019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1.029175" calcext:value-type="float">
            <text:p>1.029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1.024525" calcext:value-type="float">
            <text:p>1.024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1.024275" calcext:value-type="float">
            <text:p>1.024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1.019875" calcext:value-type="float">
            <text:p>1.019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1.024575" calcext:value-type="float">
            <text:p>1.024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1.019525" calcext:value-type="float">
            <text:p>1.019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1.015475" calcext:value-type="float">
            <text:p>1.015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1.012175" calcext:value-type="float">
            <text:p>1.01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1.019475" calcext:value-type="float">
            <text:p>1.019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1.012825" calcext:value-type="float">
            <text:p>1.01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1.012575" calcext:value-type="float">
            <text:p>1.01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0.998875" calcext:value-type="float">
            <text:p>0.998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0.991825" calcext:value-type="float">
            <text:p>0.991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0.986375" calcext:value-type="float">
            <text:p>0.986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0.986125" calcext:value-type="float">
            <text:p>0.986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1.005875" calcext:value-type="float">
            <text:p>1.00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1.019025" calcext:value-type="float">
            <text:p>1.019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1.018775" calcext:value-type="float">
            <text:p>1.018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14</text:p>
          </table:table-cell>
          <table:table-cell office:value-type="float" office:value="1.043225" calcext:value-type="float">
            <text:p>1.043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1.042975" calcext:value-type="float">
            <text:p>1.042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1.032175" calcext:value-type="float">
            <text:p>1.03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1.031925" calcext:value-type="float">
            <text:p>1.031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1.024175" calcext:value-type="float">
            <text:p>1.024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1.023925" calcext:value-type="float">
            <text:p>1.02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1.015575" calcext:value-type="float">
            <text:p>1.015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1.012175" calcext:value-type="float">
            <text:p>1.01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1.008575" calcext:value-type="float">
            <text:p>1.008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1.008325" calcext:value-type="float">
            <text:p>1.008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1.012675" calcext:value-type="float">
            <text:p>1.012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1.012425" calcext:value-type="float">
            <text:p>1.012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1.011325" calcext:value-type="float">
            <text:p>1.011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1.004575" calcext:value-type="float">
            <text:p>1.004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0.998375" calcext:value-type="float">
            <text:p>0.99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0.991925" calcext:value-type="float">
            <text:p>0.991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0.986375" calcext:value-type="float">
            <text:p>0.986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0.980225" calcext:value-type="float">
            <text:p>0.98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0.974625" calcext:value-type="float">
            <text:p>0.974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0.968575" calcext:value-type="float">
            <text:p>0.968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0.968325" calcext:value-type="float">
            <text:p>0.968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0.970825" calcext:value-type="float">
            <text:p>0.970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0.966275" calcext:value-type="float">
            <text:p>0.966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0.962325" calcext:value-type="float">
            <text:p>0.96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0.958575" calcext:value-type="float">
            <text:p>0.958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0.969025" calcext:value-type="float">
            <text:p>0.969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0.963775" calcext:value-type="float">
            <text:p>0.963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0.975725" calcext:value-type="float">
            <text:p>0.975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0.971525" calcext:value-type="float">
            <text:p>0.971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0.966725" calcext:value-type="float">
            <text:p>0.966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0.962025" calcext:value-type="float">
            <text:p>0.96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0.958775" calcext:value-type="float">
            <text:p>0.958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0.955175" calcext:value-type="float">
            <text:p>0.955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0.949125" calcext:value-type="float">
            <text:p>0.94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0.942975" calcext:value-type="float">
            <text:p>0.942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0.942725" calcext:value-type="float">
            <text:p>0.9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0.955575" calcext:value-type="float">
            <text:p>0.955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0.963475" calcext:value-type="float">
            <text:p>0.963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0.963225" calcext:value-type="float">
            <text:p>0.963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0.993525" calcext:value-type="float">
            <text:p>0.993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0.988825" calcext:value-type="float">
            <text:p>0.988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0.983175" calcext:value-type="float">
            <text:p>0.983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0.982925" calcext:value-type="float">
            <text:p>0.982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1.006025" calcext:value-type="float">
            <text:p>1.006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1.001275" calcext:value-type="float">
            <text:p>1.00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0.995875" calcext:value-type="float">
            <text:p>0.995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0.992625" calcext:value-type="float">
            <text:p>0.992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0.989475" calcext:value-type="float">
            <text:p>0.989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0.989225" calcext:value-type="float">
            <text:p>0.989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.010075" calcext:value-type="float">
            <text:p>1.010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1.017825" calcext:value-type="float">
            <text:p>1.017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1.014075" calcext:value-type="float">
            <text:p>1.014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.010325" calcext:value-type="float">
            <text:p>1.010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29</text:p>
          </table:table-cell>
          <table:table-cell office:value-type="float" office:value="1.016575" calcext:value-type="float">
            <text:p>1.01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.026425" calcext:value-type="float">
            <text:p>1.02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1.020925" calcext:value-type="float">
            <text:p>1.020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4</text:p>
          </table:table-cell>
          <table:table-cell office:value-type="float" office:value="1.020675" calcext:value-type="float">
            <text:p>1.020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1.046475" calcext:value-type="float">
            <text:p>1.046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1.041975" calcext:value-type="float">
            <text:p>1.041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1.041725" calcext:value-type="float">
            <text:p>1.041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1.032625" calcext:value-type="float">
            <text:p>1.032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1.027025" calcext:value-type="float">
            <text:p>1.027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1.037025" calcext:value-type="float">
            <text:p>1.037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1.036775" calcext:value-type="float">
            <text:p>1.036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1.026775" calcext:value-type="float">
            <text:p>1.026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.022225" calcext:value-type="float">
            <text:p>1.022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.018225" calcext:value-type="float">
            <text:p>1.018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.017975" calcext:value-type="float">
            <text:p>1.017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.008375" calcext:value-type="float">
            <text:p>1.00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.004525" calcext:value-type="float">
            <text:p>1.004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.004275" calcext:value-type="float">
            <text:p>1.004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.001075" calcext:value-type="float">
            <text:p>1.00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.02005" calcext:value-type="float">
            <text:p>1.02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1.0168" calcext:value-type="float">
            <text:p>1.0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.01245" calcext:value-type="float">
            <text:p>1.01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1.019375" calcext:value-type="float">
            <text:p>1.0193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01:53:10.673348940</dc:date>
    <meta:editing-duration>PT51S</meta:editing-duration>
    <meta:editing-cycles>1</meta:editing-cycles>
    <meta:document-statistic meta:table-count="1" meta:cell-count="50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4.275cm" svg:y="4.204cm" style:legend-expansion="high" chart:style-name="ch2"/>
        <chart:plot-area chart:style-name="ch3" table:cell-range-address="53_3.B1:53_3.B251" chart:data-source-has-labels="row" svg:x="0.319cm" svg:y="0.18cm" svg:width="13.637cm" svg:height="8.646cm">
          <chartooo:coordinate-region svg:x="1.231cm" svg:y="0.302cm" svg:width="12.725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3_3.B2:53_3.B251" chart:label-cell-address="53_3.B1:53_3.B1" chart:class="chart:line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53_3.B1:53_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8">
                <text:p>0.988</text:p>
                <draw:g>
                  <svg:desc>53_3.B2:53_3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525">
                <text:p>0.99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25">
                <text:p>0.99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845">
                <text:p>0.97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2">
                <text:p>0.9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92">
                <text:p>1.0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57">
                <text:p>1.0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17">
                <text:p>1.0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77">
                <text:p>1.0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675">
                <text:p>1.01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175">
                <text:p>1.01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15">
                <text:p>1.0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295">
                <text:p>1.02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325">
                <text:p>1.03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5455">
                <text:p>1.05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455">
                <text:p>1.06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025">
                <text:p>1.08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17">
                <text:p>1.0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145">
                <text:p>1.07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925">
                <text:p>1.10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945">
                <text:p>1.0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9425">
                <text:p>1.09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04">
                <text:p>1.0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994">
                <text:p>1.0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9315">
                <text:p>1.09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7985">
                <text:p>1.07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741">
                <text:p>1.0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9265">
                <text:p>1.09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924">
                <text:p>1.0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792">
                <text:p>1.07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937">
                <text:p>1.0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345">
                <text:p>1.09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77">
                <text:p>1.0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745">
                <text:p>1.087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6175">
                <text:p>1.06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615">
                <text:p>1.0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7465">
                <text:p>1.07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744">
                <text:p>1.0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94">
                <text:p>1.05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763">
                <text:p>1.07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825">
                <text:p>1.08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8025">
                <text:p>1.08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6585">
                <text:p>1.06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603">
                <text:p>1.0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005">
                <text:p>1.06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915">
                <text:p>1.08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89">
                <text:p>1.0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734">
                <text:p>1.07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625">
                <text:p>1.08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58">
                <text:p>1.07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6795">
                <text:p>1.067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606">
                <text:p>1.06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541">
                <text:p>1.0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5385">
                <text:p>1.05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317">
                <text:p>1.0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4415">
                <text:p>1.04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439">
                <text:p>1.04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449">
                <text:p>1.0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337">
                <text:p>1.0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905">
                <text:p>1.02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2405">
                <text:p>1.02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92">
                <text:p>1.0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227">
                <text:p>1.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2245">
                <text:p>1.02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415">
                <text:p>1.014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925">
                <text:p>1.00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45">
                <text:p>1.00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232">
                <text:p>1.0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73">
                <text:p>1.0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04">
                <text:p>1.0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44">
                <text:p>1.0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18">
                <text:p>0.99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02">
                <text:p>1.0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45">
                <text:p>1.0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225">
                <text:p>0.99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685">
                <text:p>0.98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045">
                <text:p>0.98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095">
                <text:p>0.98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57">
                <text:p>0.97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55">
                <text:p>0.9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65">
                <text:p>0.960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56">
                <text:p>0.9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6525">
                <text:p>0.96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305">
                <text:p>0.98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785">
                <text:p>0.967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76">
                <text:p>0.96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145">
                <text:p>0.981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7445">
                <text:p>0.97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76">
                <text:p>0.96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735">
                <text:p>0.967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155">
                <text:p>0.961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6545">
                <text:p>0.96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42">
                <text:p>0.99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065">
                <text:p>0.99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74">
                <text:p>0.98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24">
                <text:p>0.9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7185">
                <text:p>0.971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01">
                <text:p>0.98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752">
                <text:p>0.97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025">
                <text:p>0.98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175">
                <text:p>0.99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15">
                <text:p>0.99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375">
                <text:p>0.98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7565">
                <text:p>0.975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754">
                <text:p>0.97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75125">
                <text:p>0.975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71125">
                <text:p>0.971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70875">
                <text:p>0.970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1825">
                <text:p>0.9618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1575">
                <text:p>0.9615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82575">
                <text:p>0.9825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7325">
                <text:p>0.977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5075">
                <text:p>0.9850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1975">
                <text:p>0.9819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9125">
                <text:p>0.989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88875">
                <text:p>0.988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85375">
                <text:p>0.985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8425">
                <text:p>0.998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8175">
                <text:p>0.998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08475">
                <text:p>1.0084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18325">
                <text:p>1.0183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13725">
                <text:p>1.013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13475">
                <text:p>1.013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39875">
                <text:p>1.039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34675">
                <text:p>1.0346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29775">
                <text:p>1.0297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24275">
                <text:p>1.0242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19475">
                <text:p>1.019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29175">
                <text:p>1.0291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24525">
                <text:p>1.0245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24275">
                <text:p>1.0242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19875">
                <text:p>1.019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24575">
                <text:p>1.0245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19525">
                <text:p>1.0195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15475">
                <text:p>1.0154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12175">
                <text:p>1.0121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19475">
                <text:p>1.019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12825">
                <text:p>1.0128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12575">
                <text:p>1.012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8875">
                <text:p>0.998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1825">
                <text:p>0.9918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86375">
                <text:p>0.986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86125">
                <text:p>0.986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19025">
                <text:p>1.019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18775">
                <text:p>1.0187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3225">
                <text:p>1.0432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42975">
                <text:p>1.0429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32175">
                <text:p>1.032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31925">
                <text:p>1.0319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24175">
                <text:p>1.024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23925">
                <text:p>1.0239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15575">
                <text:p>1.0155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12175">
                <text:p>1.012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08575">
                <text:p>1.0085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08325">
                <text:p>1.0083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2675">
                <text:p>1.0126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12425">
                <text:p>1.0124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11325">
                <text:p>1.011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04575">
                <text:p>1.0045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8375">
                <text:p>0.998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1925">
                <text:p>0.9919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86375">
                <text:p>0.986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0225">
                <text:p>0.9802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4625">
                <text:p>0.974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8575">
                <text:p>0.9685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8325">
                <text:p>0.968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0825">
                <text:p>0.9708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6275">
                <text:p>0.966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62325">
                <text:p>0.962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58575">
                <text:p>0.9585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69025">
                <text:p>0.9690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63775">
                <text:p>0.9637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5725">
                <text:p>0.9757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1525">
                <text:p>0.9715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6725">
                <text:p>0.966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62025">
                <text:p>0.9620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58775">
                <text:p>0.9587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55175">
                <text:p>0.9551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49125">
                <text:p>0.949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42975">
                <text:p>0.9429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42725">
                <text:p>0.9427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55575">
                <text:p>0.9555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63475">
                <text:p>0.9634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63225">
                <text:p>0.9632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3525">
                <text:p>0.9935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88825">
                <text:p>0.9888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83175">
                <text:p>0.9831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82925">
                <text:p>0.9829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06025">
                <text:p>1.0060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01275">
                <text:p>1.0012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875">
                <text:p>0.995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2625">
                <text:p>0.9926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89475">
                <text:p>0.9894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9225">
                <text:p>0.989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10075">
                <text:p>1.0100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17825">
                <text:p>1.0178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4075">
                <text:p>1.0140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10325">
                <text:p>1.0103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16575">
                <text:p>1.0165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26425">
                <text:p>1.026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20925">
                <text:p>1.0209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20675">
                <text:p>1.0206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46475">
                <text:p>1.0464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41975">
                <text:p>1.0419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41725">
                <text:p>1.0417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32625">
                <text:p>1.032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27025">
                <text:p>1.0270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37025">
                <text:p>1.0370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36775">
                <text:p>1.0367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26775">
                <text:p>1.0267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22225">
                <text:p>1.0222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18225">
                <text:p>1.0182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17975">
                <text:p>1.0179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08375">
                <text:p>1.008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04525">
                <text:p>1.0045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04275">
                <text:p>1.0042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01075">
                <text:p>1.0010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2005">
                <text:p>1.020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168">
                <text:p>1.0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1245">
                <text:p>1.01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19375">
                <text:p>1.01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